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NTAÑES HUAYLLAS, MOIS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OGESA</text:span></text:p>
            <text:p text:style-name="P7">Lin.Genet(Ped.1):<text:span text:style-name="T4">COODORNICES RECRIADAS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1T22:55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